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1478f3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3" style:family="text">
      <style:text-properties fo:color="#ffffff" loext:opacity="100%" style:text-line-through-style="none" style:text-line-through-type="none" style:text-underline-style="none" fo:font-weight="normal" style:text-blinking="false" fo:background-color="#50505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platon.campograndeformacion.com/mod/assign/view.php?id=26057" text:style-name="Internet_20_link" text:visited-style-name="Visited_20_Internet_20_Link"><text:span text:style-name="T3">Tema 1. Apartado 1.2.1.<text:line-break/>"Descripción de sintaxis y atributos para crear estilos"</text:span></text:a> </text:p>
      <text:p text:style-name="P2"/>
      <text:p text:style-name="P2">ENUNCIADO</text:p>
      <text:p text:style-name="P4">En esta actividad continuamos practicando y para ello, le solicitamos:</text:p>
      <text:list text:style-name="L1">
        <text:list-item>
          <text:p text:style-name="P5">En primer lugar, diseñe una página web en la que describa algunos ejemplos de atributos de CSS para crear estilos.</text:p>
        </text:list-item>
        <text:list-item>
          <text:p text:style-name="P6">Describa la sintaxis y características de estos atributos mostrando un ejemplo de cada uno de ellos.</text:p>
        </text:list-item>
        <text:list-item>
          <text:p text:style-name="P6">A continuación, en el documento CSS, debe incluir varios enlaces con sus estilos pertinentes para que sean, en su estado normal, de color azul y cuando pase el ratón por encima de los enlaces, estos se subrayen y pasaren a color verde.</text:p>
        </text:list-item>
      </text:list>
      <text:p text:style-name="P1"><text:line-break/></text:p>
      <text:p text:style-name="P4"><text:span text:style-name="T1">Actividad asociada al CE1.3</text:span><text:line-break/>Describir la sintaxis y los atributos que se utilizan para crear estilos, con el fin de crear ficheros con declaraciones de estilos.<text:line-break/><text:line-break/><text:line-break/><text:span text:style-name="T1">Duración</text:span>: 15’.</text:p>
      <text:p text:style-name="P4"><text:span text:style-name="T1">Criterios de corrección:</text:span> la valoración máxima de esta actividad es de 10 puntos repartidos entre los siguientes criterios:</text:p>
      <text:p text:style-name="P7"><text:bookmark text:name="yui_3_17_2_1_1680574661196_53"/><text:span text:style-name="T2">1. Estructurar la información aportada con orden jerárquico y sentido.  (2 puntos) <text:line-break/>2. Dar respuesta coherente y justificada a lo requerido.  (4 puntos)<text:line-break/>3. Grado de profundidad de la exposición.  (3 puntos)<text:line-break/>4. Cumplimiento de entrega plazos establecidos (1 punto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04:17:51.402000000</meta:creation-date>
    <dc:date>2023-04-04T04:18:50.615000000</dc:date>
    <meta:editing-duration>PT59S</meta:editing-duration>
    <meta:editing-cycles>1</meta:editing-cycles>
    <meta:document-statistic meta:table-count="0" meta:image-count="0" meta:object-count="0" meta:page-count="1" meta:paragraph-count="10" meta:word-count="190" meta:character-count="1175" meta:non-whitespace-character-count="989"/>
    <meta:generator>LibreOffice/7.5.0.3$Windows_X86_64 LibreOffice_project/c21113d003cd3efa8c53188764377a8272d9d6de</meta:generator>
  </office:meta>
</office:document-meta>
</file>